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SemiBold" svg:font-family="'Dosis SemiBold'" style:font-pitch="variable"/>
    <style:font-face style:name="Dosis SemiBold1" svg:font-family="'Dosis SemiBold'" style:font-adornments="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text-position="0% 100%" style:font-name="Dosis Medium" fo:font-weight="bold" officeooo:rsid="0004cbae" officeooo:paragraph-rsid="0004cbae" style:font-weight-asian="bold" style:font-weight-complex="bold"/>
    </style:style>
    <style:style style:name="P2" style:family="paragraph" style:parent-style-name="Standard">
      <style:text-properties style:text-position="0% 100%" style:font-name="Dosis Medium" fo:font-weight="bold" officeooo:rsid="00065bdb" officeooo:paragraph-rsid="00065bdb" style:font-weight-asian="bold" style:font-weight-complex="bold"/>
    </style:style>
    <style:style style:name="P3" style:family="paragraph" style:parent-style-name="Standard">
      <style:text-properties style:text-position="0% 100%" style:font-name="Dosis Medium" fo:font-weight="bold" officeooo:rsid="0007b511" officeooo:paragraph-rsid="0007b511" style:font-weight-asian="bold" style:font-weight-complex="bold"/>
    </style:style>
    <style:style style:name="P4" style:family="paragraph" style:parent-style-name="Standard">
      <style:text-properties style:text-position="0% 100%" style:font-name="Dosis Medium" fo:font-weight="bold" officeooo:rsid="00096ac3" officeooo:paragraph-rsid="00096ac3" style:font-weight-asian="bold" style:font-weight-complex="bold"/>
    </style:style>
    <style:style style:name="P5" style:family="paragraph" style:parent-style-name="Standard">
      <style:text-properties style:text-position="0% 100%" style:font-name="Dosis Medium" fo:font-weight="bold" officeooo:rsid="000ac1fb" officeooo:paragraph-rsid="000ac1fb" style:font-weight-asian="bold" style:font-weight-complex="bold"/>
    </style:style>
    <style:style style:name="P6" style:family="paragraph" style:parent-style-name="Standard">
      <style:text-properties style:text-position="0% 100%" style:font-name="Dosis Medium" fo:font-weight="bold" officeooo:rsid="000c1724" officeooo:paragraph-rsid="000c1724" style:font-weight-asian="bold" style:font-weight-complex="bold"/>
    </style:style>
    <style:style style:name="P7" style:family="paragraph" style:parent-style-name="Standard">
      <style:text-properties style:text-position="0% 100%" style:font-name="Dosis Medium" fo:font-weight="bold" officeooo:rsid="000daebd" officeooo:paragraph-rsid="000daebd" style:font-weight-asian="bold" style:font-weight-complex="bold"/>
    </style:style>
    <style:style style:name="P8" style:family="paragraph" style:parent-style-name="Standard">
      <style:text-properties style:text-position="0% 100%" style:font-name="Dosis Medium" fo:font-weight="bold" officeooo:rsid="0011c997" officeooo:paragraph-rsid="0011c997" style:font-weight-asian="bold" style:font-weight-complex="bold"/>
    </style:style>
    <style:style style:name="P9"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10"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11"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12"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13"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14"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15"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16"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17"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18"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19"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20"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21"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22" style:family="paragraph" style:parent-style-name="Standard" style:list-style-name="L1">
      <style:text-properties style:text-position="0% 100%" style:font-name="Dosis Medium" officeooo:rsid="0004cbae" officeooo:paragraph-rsid="0004cbae"/>
    </style:style>
    <style:style style:name="P23" style:family="paragraph" style:parent-style-name="Standard" style:list-style-name="L2">
      <style:text-properties style:text-position="0% 100%" style:font-name="Dosis Medium" officeooo:rsid="0004cbae" officeooo:paragraph-rsid="0004cbae"/>
    </style:style>
    <style:style style:name="P24" style:family="paragraph" style:parent-style-name="Standard" style:list-style-name="L3">
      <style:text-properties style:text-position="0% 100%" style:font-name="Dosis Medium" officeooo:rsid="0004cbae" officeooo:paragraph-rsid="0004cbae"/>
    </style:style>
    <style:style style:name="P25" style:family="paragraph" style:parent-style-name="Standard" style:list-style-name="L4">
      <style:text-properties style:text-position="0% 100%" style:font-name="Dosis Medium" officeooo:rsid="0004cbae" officeooo:paragraph-rsid="0004cbae"/>
    </style:style>
    <style:style style:name="P26" style:family="paragraph" style:parent-style-name="Standard">
      <style:text-properties style:text-position="0% 100%" style:font-name="Dosis Medium" officeooo:rsid="0004cbae" officeooo:paragraph-rsid="0004cbae"/>
    </style:style>
    <style:style style:name="P27" style:family="paragraph" style:parent-style-name="Standard">
      <style:text-properties style:text-position="0% 100%" style:font-name="Dosis Medium" fo:font-weight="bold" officeooo:rsid="000daebd" officeooo:paragraph-rsid="000daebd" style:font-weight-asian="bold" style:font-weight-complex="bold"/>
    </style:style>
    <style:style style:name="P28" style:family="paragraph" style:parent-style-name="Standard">
      <style:text-properties style:text-position="super 58%" style:font-name="Dosis Medium" officeooo:rsid="0004cbae" officeooo:paragraph-rsid="0004cbae"/>
    </style:style>
    <style:style style:name="P29" style:family="paragraph" style:parent-style-name="Standard">
      <style:text-properties style:font-name="Dosis Medium" officeooo:rsid="0004cbae" officeooo:paragraph-rsid="0004cbae"/>
    </style:style>
    <style:style style:name="T1" style:family="text">
      <style:text-properties officeooo:rsid="000d22d9"/>
    </style:style>
    <style:style style:name="T2" style:family="text">
      <style:text-properties officeooo:rsid="000dbc9f"/>
    </style:style>
    <style:style style:name="T3" style:family="text">
      <style:text-properties officeooo:rsid="000e3d70"/>
    </style:style>
    <style:style style:name="T4" style:family="text">
      <style:text-properties officeooo:rsid="0010e2a2"/>
    </style:style>
    <style:style style:name="T5" style:family="text">
      <style:text-properties fo:font-size="18pt" fo:font-weight="bold" style:font-size-asian="15.75pt" style:font-weight-asian="bold" style:font-size-complex="18pt" style:font-weight-complex="bold"/>
    </style:style>
    <style:style style:name="T6" style:family="text">
      <style:text-properties officeooo:rsid="0016c75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5">NEA Documented Design</text:span></text:p>
      <text:p text:style-name="P29"><text:span text:style-name="T5"/></text:p>
      <text:p text:style-name="P1">Wavefront.obj parser</text:p>
      <text:p text:style-name="P1"/>
      <text:p text:style-name="P9">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forward slashes. Having extracted the vertex data from the file, this data is then able to be used to produce a Vertex Buffer which is used to send the data to the GPU to be rendered.</text:p>
      <text:p text:style-name="P9"/>
      <text:p text:style-name="P2">Collision Detection and Response</text:p>
      <text:p text:style-name="P2"/>
      <text:p text:style-name="P10">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10"/>
      <text:p text:style-name="P10">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collisions with in order to perform a test on each individual triangle. This test is performed by finding the closest point on the line segment across which a sphere is swept to produce the players capsule to each 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10"/>
      <text:p text:style-name="P10">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text:soft-page-break/>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minimal.</text:p>
      <text:p text:style-name="P10"/>
      <text:p text:style-name="P3">Scene Hierarchy</text:p>
      <text:p text:style-name="P3"/>
      <text:p text:style-name="P11">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obj file parser. The next level is the object class, 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most simple to implement, and easiest to check whether or not a given object will be contained within it. 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when building the final project.</text:p>
      <text:p text:style-name="P11"/>
      <text:p text:style-name="P3">Render loop</text:p>
      <text:p text:style-name="P3"/>
      <text:p text:style-name="P11">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positions of the objects onto the screen. These are partly generated via a method within the player class, which stores player data, which takes data from the player such as its position, and takes its rotation data from a struct marked 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11"/>
      <text:p text:style-name="P4">Level Construction</text:p>
      <text:p text:style-name="P4"/>
      <text:p text:style-name="P12"><text:soft-page-break/>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12"/>
      <text:p text:style-name="P12">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12"/>
      <text:p text:style-name="P12">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12"/>
      <text:p text:style-name="P5">Input Processing</text:p>
      <text:p text:style-name="P5"/>
      <text:p text:style-name="P13">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13"/>
      <text:p text:style-name="P13">The way these velocities are calculated involves storing a counter on the player class for each of the 6 directions the player can move in using the movement keys, relative to the direction the player is facing. <text:soft-page-break/>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13"/>
      <text:p text:style-name="P14">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14"/>
      <text:p text:style-name="P6">Events system</text:p>
      <text:p text:style-name="P6"/>
      <text:p text:style-name="P15">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specific signature. This system will make heavy use of the std::chrono library within the C++ standard library to keep track of running jobs.</text:p>
      <text:p text:style-name="P15"/>
      <text:p text:style-name="P15">A job will be an instantiation of a job class, which will take a duration as well as a function of a specific signature as parameters to its constructor. This job object will then be able to be added via a method to a 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T</text:span>his system is the event system I mention in the level construction section, and will be used <text:span text:style-name="T1">in this way</text:span> to modify objects within the scene over time.</text:p>
      <text:p text:style-name="P15"/>
      <text:p text:style-name="P7"/>
      <text:p text:style-name="P7"><text:soft-page-break/>Graphical User Interface (GUI)</text:p>
      <text:p text:style-name="P7"/>
      <text:p text:style-name="P16">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16"/>
      <text:p text:style-name="P16">I do not plan to use any external library to draw a graphical user interface, so all of the components will be implemented by hand, and as such will not have the same functionality as ones from popular libraries such as Dear ImGui.</text:p>
      <text:p text:style-name="P16"/>
      <text:p text:style-name="P17">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17"/>
      <text:p text:style-name="P17"><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3">function</text:span> to convert between pixels and <text:span text:style-name="T3">normalized device coordinates</text:span> to make this process easier. I will also look into allowing a colour to be supplied to the font shader, to increase the range of colours which can be used for the menu, <text:span text:style-name="T2">improving its style.</text:span></text:p>
      <text:p text:style-name="P16"/>
      <text:p text:style-name="P18">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text:soft-page-break/>and a button in the same position, and layering the label on top. Calculations will be done within the program to determine how these two elements should be position, but I may not implement a system in the future to do this automatically.</text:p>
      <text:p text:style-name="P18"/>
      <text:p text:style-name="P19">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19"/>
      <text:p text:style-name="P8">Lighting Model</text:p>
      <text:p text:style-name="P8"/>
      <text:p text:style-name="P20">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20"/>
      <text:p text:style-name="P21">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21"/>
      <text:p text:style-name="P21">Another important factor to consider when designing and implementing this system, is the fact that actual emissive objects (lights) will not want to have the same shading rules as the non-emissive objects 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s, all holding position, colour, and intensity values for the 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SemiBold" svg:font-family="'Dosis SemiBold'" style:font-pitch="variable"/>
    <style:font-face style:name="Dosis SemiBold1" svg:font-family="'Dosis SemiBold'" style:font-adornments="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4:41:54.605524934</meta:creation-date>
    <dc:date>2024-03-11T14:24:31.327716265</dc:date>
    <meta:editing-duration>PT6H17M21S</meta:editing-duration>
    <meta:editing-cycles>19</meta:editing-cycles>
    <meta:generator>LibreOffice/7.6.4.1$Linux_X86_64 LibreOffice_project/60$Build-1</meta:generator>
    <meta:document-statistic meta:table-count="0" meta:image-count="0" meta:object-count="0" meta:page-count="6" meta:paragraph-count="33" meta:word-count="4217" meta:character-count="24024" meta:non-whitespace-character-count="19838"/>
  </office:meta>
</office:document-meta>
</file>